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b49" officeooo:paragraph-rsid="000ee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ção de SPAM</text:p>
      <text:p text:style-name="P1">Reconhecimento de imagens</text:p>
      <text:p text:style-name="P1">Previsão de falhas de equipamentos</text:p>
      <text:p text:style-name="P1">Detecção de invasão na rede</text:p>
      <text:p text:style-name="P1">Oferta de produtos para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3:28:17.487381018</meta:creation-date>
    <dc:date>2018-10-02T23:31:28.804717647</dc:date>
    <meta:editing-duration>PT3M13S</meta:editing-duration>
    <meta:editing-cycles>1</meta:editing-cycles>
    <meta:document-statistic meta:table-count="0" meta:image-count="0" meta:object-count="0" meta:page-count="1" meta:paragraph-count="5" meta:word-count="21" meta:character-count="133" meta:non-whitespace-character-count="117"/>
    <meta:generator>LibreOffice/6.0.6.2$Linux_X86_64 LibreOffice_project/00m0$Build-2</meta:generator>
  </office:meta>
</office:document-meta>
</file>